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E000008CDB1EFAEE9DC1F72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20pt" fo:language="pl" fo:country="PL" fo:font-weight="normal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language="pl" fo:country="PL" fo:font-weight="normal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paragraph-rsid="0042ea8c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rsid="00aed73a" officeooo:paragraph-rsid="00aed73a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rsid="00b45dda" officeooo:paragraph-rsid="00b45dda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paragraph-rsid="00405a93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rsid="004d7bb8" officeooo:paragraph-rsid="004d7bb8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normal" officeooo:rsid="00b23fd1" officeooo:paragraph-rsid="00b23fd1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bold" officeooo:rsid="004248b9" officeooo:paragraph-rsid="004248b9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20pt" fo:language="pl" fo:country="PL" style:text-underline-style="none" fo:font-weight="bold" officeooo:rsid="004bc129" officeooo:paragraph-rsid="004bc129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8pt" fo:language="pl" fo:country="PL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0pt" fo:language="pl" fo:country="PL" fo:font-weight="bold" style:font-size-asian="35pt" style:font-weight-asian="bold" style:font-size-complex="4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24pt" fo:language="pl" fo:country="P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solid" style:text-underline-width="auto" style:text-underline-color="font-color" fo:font-weight="bold" officeooo:rsid="0072289b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solid" style:text-underline-width="auto" style:text-underline-color="font-color" fo:font-weight="bold" officeooo:rsid="00c2be1f" officeooo:paragraph-rsid="00c2be1f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72289b" style:font-size-asian="24pt" style:font-weight-asian="normal" style:font-size-complex="2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416c7" officeooo:paragraph-rsid="00c416c7" style:font-size-asian="24pt" style:font-weight-asian="normal" style:font-size-complex="2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60b0c" officeooo:paragraph-rsid="00fe65ff" style:font-size-asian="24pt" style:font-weight-asian="normal" style:font-size-complex="2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70d67" officeooo:paragraph-rsid="00c70d67" style:font-size-asian="24pt" style:font-weight-asian="normal" style:font-size-complex="2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70d67" officeooo:paragraph-rsid="00ffacb8" style:font-size-asian="24pt" style:font-weight-asian="normal" style:font-size-complex="2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8aeba" officeooo:paragraph-rsid="00c8aeba" style:font-size-asian="24pt" style:font-weight-asian="normal" style:font-size-complex="2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cdfc5a" officeooo:paragraph-rsid="00cdfc5a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d16874" officeooo:paragraph-rsid="00d16874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dfe120" officeooo:paragraph-rsid="00dfe120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dfe120" officeooo:paragraph-rsid="0100ef7d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e2974c" officeooo:paragraph-rsid="00e2974c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e3df58" officeooo:paragraph-rsid="00e3df58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pl" fo:country="PL" officeooo:rsid="00198cdc" officeooo:paragraph-rsid="0039fe78"/>
    </style:style>
    <style:style style:name="P32" style:family="paragraph" style:parent-style-name="Standard">
      <style:paragraph-properties fo:text-align="start" style:justify-single-word="false"/>
      <style:text-properties fo:language="pl" fo:country="PL" officeooo:rsid="00198cdc" officeooo:paragraph-rsid="003cffa1"/>
    </style:style>
    <style:style style:name="P33" style:family="paragraph" style:parent-style-name="Standard">
      <style:paragraph-properties fo:text-align="center" style:justify-single-word="false" fo:break-before="column"/>
      <style:text-properties style:font-name="Arial" fo:font-size="24pt" fo:language="pl" fo:country="P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start" style:justify-single-word="false" fo:break-before="column"/>
      <style:text-properties style:font-name="Arial" fo:font-size="24pt" fo:language="pl" fo:country="P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size="24pt" fo:language="pl" fo:country="PL" style:text-underline-style="solid" style:text-underline-width="auto" style:text-underline-color="font-color" fo:font-weight="bold" officeooo:rsid="00c2be1f" officeooo:paragraph-rsid="00c2be1f" style:font-size-asian="24pt" style:font-weight-asian="bold" style:font-size-complex="24pt" style:font-weight-complex="bold"/>
    </style:style>
    <style:style style:name="P36" style:family="paragraph" style:parent-style-name="Standard">
      <style:paragraph-properties fo:text-align="end" style:justify-single-word="false"/>
      <style:text-properties style:font-name="Arial" fo:font-size="20pt" fo:language="pl" fo:country="PL" fo:font-weight="normal" officeooo:rsid="0010500d" style:font-size-asian="17.5pt" style:font-weight-asian="normal" style:font-size-complex="20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20pt" fo:language="pl" fo:country="PL" style:text-underline-style="none" fo:font-weight="normal" officeooo:rsid="004248b9" officeooo:paragraph-rsid="004248b9" style:font-size-asian="20pt" style:font-weight-asian="normal" style:font-size-complex="20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20pt" fo:language="pl" fo:country="PL" style:text-underline-style="none" fo:font-weight="normal" officeooo:rsid="0042ea8c" officeooo:paragraph-rsid="0042ea8c" style:font-size-asian="20pt" style:font-weight-asian="normal" style:font-size-complex="20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rial" fo:font-size="20pt" fo:language="pl" fo:country="PL" style:text-underline-style="none" fo:font-weight="normal" officeooo:rsid="004f698d" officeooo:paragraph-rsid="004f698d" style:font-size-asian="20pt" style:font-weight-asian="normal" style:font-size-complex="20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" fo:font-size="20pt" fo:language="pl" fo:country="PL" style:text-underline-style="none" fo:font-weight="normal" officeooo:rsid="004f698d" officeooo:paragraph-rsid="004f9911" style:font-size-asian="20pt" style:font-weight-asian="normal" style:font-size-complex="20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rial" fo:font-size="20pt" fo:language="pl" fo:country="PL" style:text-underline-style="none" fo:font-weight="normal" officeooo:rsid="004bc129" officeooo:paragraph-rsid="004bc129" style:font-size-asian="20pt" style:font-weight-asian="normal" style:font-size-complex="20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font-name="Arial" fo:font-size="20pt" fo:language="pl" fo:country="PL" style:text-underline-style="none" fo:font-weight="normal" officeooo:rsid="004d7bb8" officeooo:paragraph-rsid="004d7bb8" style:font-size-asian="20pt" style:font-weight-asian="normal" style:font-size-complex="20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none" fo:font-weight="normal" officeooo:rsid="00e5f5ac" officeooo:paragraph-rsid="00e5f5ac" style:font-size-asian="24pt" style:font-weight-asian="normal" style:font-size-complex="2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24pt" fo:language="pl" fo:country="PL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9pt" fo:language="pl" fo:country="PL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Arial" fo:font-size="19pt" fo:language="pl" fo:country="PL" style:text-underline-style="none" fo:font-weight="normal" officeooo:rsid="006d7e92" officeooo:paragraph-rsid="0085877e" style:font-size-asian="19pt" style:font-weight-asian="normal" style:font-size-complex="19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Arial" fo:font-size="19pt" fo:language="pl" fo:country="PL" style:text-underline-style="none" fo:font-weight="normal" officeooo:rsid="006d7e92" officeooo:paragraph-rsid="006d7e92" style:font-size-asian="19pt" style:font-weight-asian="normal" style:font-size-complex="19pt" style:font-weight-complex="normal"/>
    </style:style>
    <style:style style:name="P48" style:family="paragraph" style:parent-style-name="Standard">
      <style:paragraph-properties fo:text-align="start" style:justify-single-word="false" fo:break-before="column"/>
      <style:text-properties style:font-name="Arial" fo:font-size="24pt" fo:language="pl" fo:country="PL" style:text-underline-style="none" fo:font-weight="bold" officeooo:rsid="010649a5" officeooo:paragraph-rsid="010649a5" style:font-size-asian="24pt" style:font-weight-asian="bold" style:font-size-complex="24pt" style:font-weight-complex="bold"/>
    </style:style>
    <style:style style:name="T1" style:family="text">
      <style:text-properties style:text-position="0% 100%" fo:font-style="normal" officeooo:rsid="00175b48" style:font-style-asian="normal" style:font-style-complex="normal"/>
    </style:style>
    <style:style style:name="T2" style:family="text">
      <style:text-properties style:text-position="0% 100%" fo:font-style="normal" officeooo:rsid="0018783d" style:font-style-asian="normal" style:font-style-complex="normal"/>
    </style:style>
    <style:style style:name="T3" style:family="text">
      <style:text-properties style:text-position="0% 100%" fo:font-style="normal" officeooo:rsid="0018d223" style:font-style-asian="normal" style:font-style-complex="normal"/>
    </style:style>
    <style:style style:name="T4" style:family="text">
      <style:text-properties style:text-position="0% 100%" fo:font-style="normal" officeooo:rsid="00196abb" style:font-style-asian="normal" style:font-style-complex="normal"/>
    </style:style>
    <style:style style:name="T5" style:family="text">
      <style:text-properties style:font-name="Arial" fo:font-size="20pt" style:text-underline-style="none" fo:font-weight="normal" style:font-size-asian="17.5pt" style:font-weight-asian="normal" style:font-size-complex="20pt" style:font-weight-complex="normal"/>
    </style:style>
    <style:style style:name="T6" style:family="text">
      <style:text-properties style:font-name="Arial" fo:font-size="20pt" style:text-underline-style="none" fo:font-weight="normal" officeooo:rsid="001994e5" style:font-size-asian="17.5pt" style:font-weight-asian="normal" style:font-size-complex="20pt" style:font-weight-complex="normal"/>
    </style:style>
    <style:style style:name="T7" style:family="text">
      <style:text-properties style:font-name="Arial" fo:font-size="20pt" style:text-underline-style="none" fo:font-weight="normal" officeooo:rsid="001a73ca" style:font-size-asian="17.5pt" style:font-weight-asian="normal" style:font-size-complex="20pt" style:font-weight-complex="normal"/>
    </style:style>
    <style:style style:name="T8" style:family="text">
      <style:text-properties style:font-name="Arial" fo:font-size="20pt" style:text-underline-style="none" fo:font-weight="normal" officeooo:rsid="001bb69c" style:font-size-asian="17.5pt" style:font-weight-asian="normal" style:font-size-complex="20pt" style:font-weight-complex="normal"/>
    </style:style>
    <style:style style:name="T9" style:family="text">
      <style:text-properties style:font-name="Arial" fo:font-size="20pt" style:text-underline-style="none" fo:font-weight="normal" officeooo:rsid="001bc94c" style:font-size-asian="17.5pt" style:font-weight-asian="normal" style:font-size-complex="20pt" style:font-weight-complex="normal"/>
    </style:style>
    <style:style style:name="T10" style:family="text">
      <style:text-properties style:font-name="Arial" fo:font-size="20pt" style:text-underline-style="none" fo:font-weight="normal" officeooo:rsid="001d2604" style:font-size-asian="17.5pt" style:font-weight-asian="normal" style:font-size-complex="20pt" style:font-weight-complex="normal"/>
    </style:style>
    <style:style style:name="T11" style:family="text">
      <style:text-properties style:font-name="Arial" fo:font-size="20pt" style:text-underline-style="none" fo:font-weight="normal" officeooo:rsid="001e9f43" style:font-size-asian="17.5pt" style:font-weight-asian="normal" style:font-size-complex="20pt" style:font-weight-complex="normal"/>
    </style:style>
    <style:style style:name="T12" style:family="text">
      <style:text-properties style:font-name="Arial" fo:font-size="20pt" style:text-underline-style="none" fo:font-weight="normal" officeooo:rsid="001eb81f" style:font-size-asian="17.5pt" style:font-weight-asian="normal" style:font-size-complex="20pt" style:font-weight-complex="normal"/>
    </style:style>
    <style:style style:name="T13" style:family="text">
      <style:text-properties style:font-name="Arial" fo:font-size="20pt" style:text-underline-style="none" fo:font-weight="normal" officeooo:rsid="00206a6b" style:font-size-asian="17.5pt" style:font-weight-asian="normal" style:font-size-complex="20pt" style:font-weight-complex="normal"/>
    </style:style>
    <style:style style:name="T14" style:family="text">
      <style:text-properties style:font-name="Arial" fo:font-size="20pt" style:text-underline-style="none" fo:font-weight="normal" officeooo:rsid="0021a421" style:font-size-asian="17.5pt" style:font-weight-asian="normal" style:font-size-complex="20pt" style:font-weight-complex="normal"/>
    </style:style>
    <style:style style:name="T15" style:family="text">
      <style:text-properties style:font-name="Arial" fo:font-size="20pt" style:text-underline-style="none" fo:font-weight="normal" officeooo:rsid="0021d7d4" style:font-size-asian="17.5pt" style:font-weight-asian="normal" style:font-size-complex="20pt" style:font-weight-complex="normal"/>
    </style:style>
    <style:style style:name="T16" style:family="text">
      <style:text-properties style:font-name="Arial" fo:font-size="20pt" style:text-underline-style="none" fo:font-weight="normal" officeooo:rsid="0022f71c" style:font-size-asian="17.5pt" style:font-weight-asian="normal" style:font-size-complex="20pt" style:font-weight-complex="normal"/>
    </style:style>
    <style:style style:name="T17" style:family="text">
      <style:text-properties style:font-name="Arial" fo:font-size="20pt" style:text-underline-style="none" fo:font-weight="normal" officeooo:rsid="002493bd" style:font-size-asian="17.5pt" style:font-weight-asian="normal" style:font-size-complex="20pt" style:font-weight-complex="normal"/>
    </style:style>
    <style:style style:name="T18" style:family="text">
      <style:text-properties style:font-name="Arial" fo:font-size="20pt" style:text-underline-style="none" fo:font-weight="normal" officeooo:rsid="0026803b" style:font-size-asian="17.5pt" style:font-weight-asian="normal" style:font-size-complex="20pt" style:font-weight-complex="normal"/>
    </style:style>
    <style:style style:name="T19" style:family="text">
      <style:text-properties style:font-name="Arial" fo:font-size="20pt" style:text-underline-style="none" fo:font-weight="normal" officeooo:rsid="002834a9" style:font-size-asian="17.5pt" style:font-weight-asian="normal" style:font-size-complex="20pt" style:font-weight-complex="normal"/>
    </style:style>
    <style:style style:name="T20" style:family="text">
      <style:text-properties style:font-name="Arial" fo:font-size="20pt" style:text-underline-style="none" fo:font-weight="normal" officeooo:rsid="002a0351" style:font-size-asian="17.5pt" style:font-weight-asian="normal" style:font-size-complex="20pt" style:font-weight-complex="normal"/>
    </style:style>
    <style:style style:name="T21" style:family="text">
      <style:text-properties style:font-name="Arial" fo:font-size="20pt" style:text-underline-style="none" fo:font-weight="normal" officeooo:rsid="002d2501" style:font-size-asian="17.5pt" style:font-weight-asian="normal" style:font-size-complex="20pt" style:font-weight-complex="normal"/>
    </style:style>
    <style:style style:name="T22" style:family="text">
      <style:text-properties style:font-name="Arial" fo:font-size="20pt" style:text-underline-style="none" fo:font-weight="normal" officeooo:rsid="002e27d7" style:font-size-asian="17.5pt" style:font-weight-asian="normal" style:font-size-complex="20pt" style:font-weight-complex="normal"/>
    </style:style>
    <style:style style:name="T23" style:family="text">
      <style:text-properties style:font-name="Arial" fo:font-size="20pt" style:text-underline-style="none" fo:font-weight="normal" officeooo:rsid="002e9807" style:font-size-asian="17.5pt" style:font-weight-asian="normal" style:font-size-complex="20pt" style:font-weight-complex="normal"/>
    </style:style>
    <style:style style:name="T24" style:family="text">
      <style:text-properties style:font-name="Arial" fo:font-size="20pt" style:text-underline-style="none" fo:font-weight="normal" officeooo:rsid="00381d3a" style:font-size-asian="17.5pt" style:font-weight-asian="normal" style:font-size-complex="20pt" style:font-weight-complex="normal"/>
    </style:style>
    <style:style style:name="T25" style:family="text">
      <style:text-properties style:font-name="Arial" fo:font-size="20pt" style:text-underline-style="none" fo:font-weight="normal" officeooo:rsid="0039fe78" style:font-size-asian="17.5pt" style:font-weight-asian="normal" style:font-size-complex="20pt" style:font-weight-complex="normal"/>
    </style:style>
    <style:style style:name="T26" style:family="text">
      <style:text-properties style:font-name="Arial" fo:font-size="20pt" style:text-underline-style="none" fo:font-weight="normal" officeooo:rsid="003ba102" style:font-size-asian="17.5pt" style:font-weight-asian="normal" style:font-size-complex="20pt" style:font-weight-complex="normal"/>
    </style:style>
    <style:style style:name="T27" style:family="text">
      <style:text-properties style:font-name="Arial" fo:font-size="20pt" style:text-underline-style="none" fo:font-weight="normal" officeooo:rsid="003cffa1" style:font-size-asian="17.5pt" style:font-weight-asian="normal" style:font-size-complex="20pt" style:font-weight-complex="normal"/>
    </style:style>
    <style:style style:name="T28" style:family="text">
      <style:text-properties style:font-name="Arial" fo:font-size="20pt" style:text-underline-style="none" fo:font-weight="normal" officeooo:rsid="003e0ce0" style:font-size-asian="17.5pt" style:font-weight-asian="normal" style:font-size-complex="20pt" style:font-weight-complex="normal"/>
    </style:style>
    <style:style style:name="T29" style:family="text">
      <style:text-properties style:font-name="Arial" fo:font-size="20pt" style:text-underline-style="none" fo:font-weight="normal" officeooo:rsid="003f68fd" style:font-size-asian="17.5pt" style:font-weight-asian="normal" style:font-size-complex="20pt" style:font-weight-complex="normal"/>
    </style:style>
    <style:style style:name="T30" style:family="text">
      <style:text-properties style:font-name="Arial" fo:font-size="20pt" style:text-underline-style="none" fo:font-weight="normal" officeooo:rsid="0073fa74" style:font-size-asian="17.5pt" style:font-weight-asian="normal" style:font-size-complex="20pt" style:font-weight-complex="normal"/>
    </style:style>
    <style:style style:name="T31" style:family="text">
      <style:text-properties style:font-name="Arial" fo:font-size="20pt" style:text-underline-style="none" fo:font-weight="normal" officeooo:rsid="007c1af3" style:font-size-asian="17.5pt" style:font-weight-asian="normal" style:font-size-complex="20pt" style:font-weight-complex="normal"/>
    </style:style>
    <style:style style:name="T32" style:family="text">
      <style:text-properties style:font-name="Arial" fo:font-size="20pt" style:text-underline-style="none" fo:font-weight="normal" officeooo:rsid="007ce81b" style:font-size-asian="17.5pt" style:font-weight-asian="normal" style:font-size-complex="20pt" style:font-weight-complex="normal"/>
    </style:style>
    <style:style style:name="T33" style:family="text">
      <style:text-properties style:font-name="Arial" fo:font-size="20pt" style:text-underline-style="none" fo:font-weight="normal" officeooo:rsid="007eb816" style:font-size-asian="17.5pt" style:font-weight-asian="normal" style:font-size-complex="20pt" style:font-weight-complex="normal"/>
    </style:style>
    <style:style style:name="T34" style:family="text">
      <style:text-properties style:font-name="Arial" fo:font-size="20pt" style:text-underline-style="none" fo:font-weight="normal" officeooo:rsid="00802b7c" style:font-size-asian="17.5pt" style:font-weight-asian="normal" style:font-size-complex="20pt" style:font-weight-complex="normal"/>
    </style:style>
    <style:style style:name="T35" style:family="text">
      <style:text-properties officeooo:rsid="00124cf8"/>
    </style:style>
    <style:style style:name="T36" style:family="text">
      <style:text-properties officeooo:rsid="0042ea8c"/>
    </style:style>
    <style:style style:name="T37" style:family="text">
      <style:text-properties officeooo:rsid="0044b125"/>
    </style:style>
    <style:style style:name="T38" style:family="text">
      <style:text-properties officeooo:rsid="00469045"/>
    </style:style>
    <style:style style:name="T39" style:family="text">
      <style:text-properties officeooo:rsid="004bc129"/>
    </style:style>
    <style:style style:name="T40" style:family="text">
      <style:text-properties officeooo:rsid="004f9911"/>
    </style:style>
    <style:style style:name="T41" style:family="text">
      <style:text-properties officeooo:rsid="00510fad"/>
    </style:style>
    <style:style style:name="T42" style:family="text">
      <style:text-properties officeooo:rsid="005257f4"/>
    </style:style>
    <style:style style:name="T43" style:family="text">
      <style:text-properties officeooo:rsid="0053c789"/>
    </style:style>
    <style:style style:name="T44" style:family="text">
      <style:text-properties officeooo:rsid="0055b447"/>
    </style:style>
    <style:style style:name="T45" style:family="text">
      <style:text-properties officeooo:rsid="00569246"/>
    </style:style>
    <style:style style:name="T46" style:family="text">
      <style:text-properties officeooo:rsid="0058450e"/>
    </style:style>
    <style:style style:name="T47" style:family="text">
      <style:text-properties officeooo:rsid="005878b3"/>
    </style:style>
    <style:style style:name="T48" style:family="text">
      <style:text-properties officeooo:rsid="00624811"/>
    </style:style>
    <style:style style:name="T49" style:family="text">
      <style:text-properties officeooo:rsid="00767b17"/>
    </style:style>
    <style:style style:name="T50" style:family="text">
      <style:text-properties officeooo:rsid="0078c749"/>
    </style:style>
    <style:style style:name="T51" style:family="text">
      <style:text-properties officeooo:rsid="0085877e"/>
    </style:style>
    <style:style style:name="T52" style:family="text">
      <style:text-properties officeooo:rsid="009278d8"/>
    </style:style>
    <style:style style:name="T53" style:family="text">
      <style:text-properties officeooo:rsid="009d1c35"/>
    </style:style>
    <style:style style:name="T54" style:family="text">
      <style:text-properties officeooo:rsid="00a711f4"/>
    </style:style>
    <style:style style:name="T55" style:family="text">
      <style:text-properties officeooo:rsid="00b0555f"/>
    </style:style>
    <style:style style:name="T56" style:family="text">
      <style:text-properties officeooo:rsid="00b5cd9b"/>
    </style:style>
    <style:style style:name="T57" style:family="text">
      <style:text-properties officeooo:rsid="00b87f61"/>
    </style:style>
    <style:style style:name="T58" style:family="text">
      <style:text-properties officeooo:rsid="00c70d67"/>
    </style:style>
    <style:style style:name="T59" style:family="text">
      <style:text-properties officeooo:rsid="00cb6d0d"/>
    </style:style>
    <style:style style:name="T60" style:family="text">
      <style:text-properties officeooo:rsid="00d0f4a7"/>
    </style:style>
    <style:style style:name="T61" style:family="text">
      <style:text-properties officeooo:rsid="00d16874"/>
    </style:style>
    <style:style style:name="T62" style:family="text">
      <style:text-properties officeooo:rsid="00d34841"/>
    </style:style>
    <style:style style:name="T63" style:family="text">
      <style:text-properties officeooo:rsid="00de1315"/>
    </style:style>
    <style:style style:name="T64" style:family="text">
      <style:text-properties officeooo:rsid="00dee7fc"/>
    </style:style>
    <style:style style:name="T65" style:family="text">
      <style:text-properties officeooo:rsid="00df2b13"/>
    </style:style>
    <style:style style:name="T66" style:family="text">
      <style:text-properties officeooo:rsid="00dfe120"/>
    </style:style>
    <style:style style:name="T67" style:family="text">
      <style:text-properties officeooo:rsid="00e709ef"/>
    </style:style>
    <style:style style:name="T68" style:family="text">
      <style:text-properties officeooo:rsid="00e8b7ca"/>
    </style:style>
    <style:style style:name="T69" style:family="text">
      <style:text-properties officeooo:rsid="00e9eed0"/>
    </style:style>
    <style:style style:name="T70" style:family="text">
      <style:text-properties officeooo:rsid="00eaf08b"/>
    </style:style>
    <style:style style:name="T71" style:family="text">
      <style:text-properties officeooo:rsid="00eb8da0"/>
    </style:style>
    <style:style style:name="T72" style:family="text">
      <style:text-properties officeooo:rsid="00f5ea02"/>
    </style:style>
    <style:style style:name="T73" style:family="text">
      <style:text-properties officeooo:rsid="00f7da62"/>
    </style:style>
    <style:style style:name="T74" style:family="text">
      <style:text-properties officeooo:rsid="00f9c684"/>
    </style:style>
    <style:style style:name="T75" style:family="text">
      <style:text-properties officeooo:rsid="00fbaa6b"/>
    </style:style>
    <style:style style:name="T76" style:family="text">
      <style:text-properties officeooo:rsid="00ff5044"/>
    </style:style>
    <style:style style:name="T77" style:family="text">
      <style:text-properties officeooo:rsid="01052c89"/>
    </style:style>
    <style:style style:name="T78" style:family="text">
      <style:text-properties officeooo:rsid="0109d4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5.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4.19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odstawy programowania</text:p>
      <text:p text:style-name="P14">Projekt nr <text:span text:style-name="T35">2</text:span></text:p>
      <text:p text:style-name="P14"/>
      <text:p text:style-name="P14"/>
      <text:p text:style-name="P14"/>
      <text:p text:style-name="P1"/>
      <text:p text:style-name="P1"/>
      <text:p text:style-name="P1">Gabriel Rębacz</text:p>
      <text:p text:style-name="P1"/>
      <text:p text:style-name="P36">Środa</text:p>
      <text:p text:style-name="P1"><text:line-break/>Sala 09</text:p>
      <text:p text:style-name="P1"/>
      <text:p text:style-name="P1">Politechnika Warszawska</text:p>
      <text:p text:style-name="P1"/>
      <text:p text:style-name="P1"><text:tab/>Wydział Elektroniki i Technik Informacyjnych</text:p>
      <text:p text:style-name="P1"/>
      <text:p text:style-name="P1">Prowadzący laboratorium: dr inż. Piotr Fire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arszawa 2016</text:p>
      <text:p text:style-name="P33">1. Treść projektu</text:p>
      <text:p text:style-name="P3"/>
      <text:p text:style-name="P4">Moim zadaniem było napisanie <text:span text:style-name="T1">programu, w którym użytkownik może wykonywać skoki konikiem szachowym po szachownicy. Zadaniem użytkownika było takie poruszanie się figurą, aby na każde pole wskoczyć tylko raz i przebywać na każdym polu szachownicy. Program powinien kontrolować prawidłowość ruchów, ilość wskoczeń na to samo pole oraz uniemożliwiać wyskoczenie za planszę. </text:span><text:span text:style-name="T2">Program opiera się o tablice i zapewnia czytelną komunikację z użytkownikiem </text:span><text:span text:style-name="T3">oraz uniemożliwia </text:span><text:span text:style-name="T4">wpisanie niepoprawnych danych.</text:span></text:p>
      <text:p text:style-name="P15"/>
      <text:p text:style-name="P15">2. Propozycja rozwiązania</text:p>
      <text:p text:style-name="P4"/>
      <text:p text:style-name="P31"><text:span text:style-name="T5"><text:tab/>Mój program opiera się głównie o tablicę liczb całkowitych o nazwie szachownica. </text:span><text:span text:style-name="T6">W niej </text:span><text:span text:style-name="T7">przechowywany są dane, które obrazują </text:span><text:span text:style-name="T8">gdzie znajduje się konik</text:span><text:span text:style-name="T16">(znak X)</text:span><text:span text:style-name="T8">, jakie ma możliwości skoku</text:span><text:span text:style-name="T17">(znaki t,y,g,h,b,n,v,m</text:span><text:span text:style-name="T18">)</text:span><text:span text:style-name="T8"> oraz </text:span><text:span text:style-name="T9">gdzie znajdował się wcześniej. </text:span><text:span text:style-name="T10">Na początku rozgrywki program prosi użytkownika o podanie początkowych współrzędnych skoczka szachowego. </text:span></text:p>
      <text:p text:style-name="P31"><text:span text:style-name="T10"><text:tab/></text:span><text:span text:style-name="T13">Kolejna częśc programu znajduje się w pętli, która</text:span><text:span text:style-name="T11"> za pomocą funkcji </text:span><text:span text:style-name="T14">mozliwe_ruchy</text:span><text:span text:style-name="T11"> sprawdza </text:span><text:span text:style-name="T12">jakie są</text:span><text:span text:style-name="T11"> możliwe ruchy </text:span><text:span text:style-name="T12">w danym położeniu</text:span><text:span text:style-name="T11"> oraz wpisuje ich współrzędne do tablicy skoki oraz w tablicy szachownica na odpowiednim polu wstawia znak znaczący o możliwości wykonania ruchu. </text:span><text:span text:style-name="T14">Kolejnym krokiem jest wypisanie aktualnego wyglądu </text:span><text:soft-page-break/><text:span text:style-name="T14">szachownicy dzięki funkcji wypisz </text:span><text:span text:style-name="T31">ilustrującej </text:span><text:span text:style-name="T32">rozgrywkę</text:span><text:span text:style-name="T14">, </text:span><text:span text:style-name="T15">użytkownik podejmuje wybór pola, na które chce wskoczyć</text:span><text:span text:style-name="T30">, podając znak, który znajduje się na tym polu,</text:span><text:span text:style-name="T15"> </text:span><text:span text:style-name="T16">dzięki funkcji wykonaj_ruch, zmieni</text:span><text:span text:style-name="T19">ane jest położenie znaku konika, </text:span><text:span text:style-name="T22">a</text:span><text:span text:style-name="T20"> w poprzednie pole jest wpisywana dana, która świadczy </text:span><text:span text:style-name="T21">o tym</text:span><text:span text:style-name="T20">, w której turze został wykonany skok na to pole. </text:span><text:span text:style-name="T22"><text:s/>Po zamianie odpowiednich danych wykonywana jest funkcja czysc_skoki, kt</text:span><text:span text:style-name="T33">ó</text:span><text:span text:style-name="T22">ra usuwa z tablicy szachownica znak</text:span><text:span text:style-name="T23">i</text:span><text:span text:style-name="T22"> odpowiadające za </text:span><text:span text:style-name="T23">mo</text:span><text:span text:style-name="T34">ż</text:span><text:span text:style-name="T23">liwo</text:span><text:span text:style-name="T34">ść</text:span><text:span text:style-name="T23"> wykonania ruchu. </text:span><text:span text:style-name="T24">Cała ta czynność się zapętla i od nowa jest wykonywany ruch.</text:span></text:p>
      <text:p text:style-name="P32"><text:span text:style-name="T24"><text:tab/></text:span><text:span text:style-name="T25">W przypadku braku możliwych ruchów rozgrywka się kończy. Program następnie wypisuje komunikat o zakończeniu rozgrywki, </text:span><text:span text:style-name="T27">j</text:span><text:span text:style-name="T26">eśli aktualna tura wynosiła 64, to dodatkowo jest wypisywany komunikat o wygranej. </text:span><text:span text:style-name="T27">Program pyta</text:span><text:span text:style-name="T25"> użytkownik</text:span><text:span text:style-name="T27">a czy</text:span><text:span text:style-name="T25"> chce </text:span><text:span text:style-name="T27">on</text:span><text:span text:style-name="T25"> rozpocząć kolejną grę. </text:span><text:span text:style-name="T28">W przypadku wpisania 1 za pomocą pętli rozgrywka zaczyna się od początku. </text:span><text:span text:style-name="T29">W przypadku wpisania innej danej program kończy działanie.</text:span></text:p>
      <text:p text:style-name="P3"/>
      <text:p text:style-name="P35">3. Algorytm</text:p>
      <text:p text:style-name="P18"/>
      <text:p text:style-name="P20">1. <text:span text:style-name="T70">ustaw pola tablicy szachownica na wartość domyślną = ‘ ‘ = spacja</text:span></text:p>
      <text:p text:style-name="P21">2. <text:span text:style-name="T76">wyczyść ekran i</text:span> <text:span text:style-name="T58">wypisz aktualny wygląd szachownicy korzystając z danych z tablicy szachownica</text:span></text:p>
      <text:p text:style-name="P22">3. pobier<text:span text:style-name="T77">z</text:span> współrzędn<text:span text:style-name="T77">e</text:span> początkow<text:span text:style-name="T77">e</text:span> konika, <text:span text:style-name="T69">jeśli współrzędne są niepoprawne powtórz krok 3.</text:span></text:p>
      <text:p text:style-name="P22">4. wpis<text:span text:style-name="T72">z</text:span> znak ‘X’ (symbolicznego konika) do wybranego pola szachownicy <text:span text:style-name="T63">i ustaw licznik tury na 1</text:span></text:p>
      <text:p text:style-name="P22">5. <text:span text:style-name="T61">sprawdź </text:span>możliw<text:span text:style-name="T62">e</text:span> ruch<text:span text:style-name="T62">y,</text:span> <text:span text:style-name="T63">wpisz znaki je</text:span> <text:span text:style-name="T63">symbolizujące do</text:span> do <text:span text:style-name="T64">odpowiednich pól</text:span> tablicy szachownica, <text:span text:style-name="T66">w przypadku braku możliwych ruchów przejdź do kroku 11.</text:span></text:p>
      <text:p text:style-name="P23">6. <text:span text:style-name="T76">wyczyść ekran i </text:span>wypisz aktualny wygląd szachownicy</text:p>
      <text:p text:style-name="P24">7. podanie <text:span text:style-name="T59">przez użytkownika</text:span> znaku, który symbolizuje pole, na który można wykonać ruch, <text:span text:style-name="T68">jeśli znak jest niepoprawny powtórz krok 7.</text:span></text:p>
      <text:p text:style-name="P25"><text:span text:style-name="T71">8</text:span>. <text:span text:style-name="T60">do wybranego pola wpisz znak ‘X’, a do poprzedniego daną symbolizującą numer aktualnej tury</text:span></text:p>
      <text:p text:style-name="P26"><text:soft-page-break/><text:span text:style-name="T71">9</text:span>. wyczyść pola <text:span text:style-name="T73">na które poprzednio można było wykonać ruch</text:span> ze znaków(t,y,g,h,b,n,v,m)</text:p>
      <text:p text:style-name="P26">10. zwiększ licznik tury i <text:span text:style-name="T65">wróć do kroku 5.</text:span></text:p>
      <text:p text:style-name="P27"/>
      <text:p text:style-name="P28">11. <text:span text:style-name="T76">wyczyść ekran i wypisz aktualny wygląd szachownicy</text:span></text:p>
      <text:p text:style-name="P29">12. jeśli tura <text:span text:style-name="T74">jest równa</text:span> 64 wypisz komunikat świadczący o wygranej</text:p>
      <text:p text:style-name="P29">13. wypisz komunikat o zakończeniu rozgrywki</text:p>
      <text:p text:style-name="P30">14. zapytaj się użytkownika czy chc<text:span text:style-name="T75">e on</text:span> zagrać ponownie</text:p>
      <text:p text:style-name="P30">15. jeśli użytkownik wpisał 1 wróć do kroku 1.,<text:span text:style-name="T67">w innym przypadku zakończ program</text:span></text:p>
      <text:p text:style-name="P43"/>
      <text:p text:style-name="P48"><draw:frame draw:style-name="fr1" draw:name="Obraz1" text:anchor-type="paragraph" svg:x="3.768cm" svg:y="-0.176cm" svg:width="9.287cm" svg:height="25.19cm" draw:z-index="0"><draw:image xlink:href="Pictures/10000201000001DE000008CDB1EFAEE9DC1F726D.png" xlink:type="simple" xlink:show="embed" xlink:actuate="onLoad"/></draw:frame>Schemat Blokowy</text:p>
      <text:p text:style-name="P48"><draw:frame draw:style-name="fr2" draw:name="Obraz2" text:anchor-type="paragraph" svg:x="3.764cm" svg:y="-0.829cm" svg:width="9.29cm" svg:height="18.669cm" draw:z-index="1"><draw:image xlink:href="Pictures/10000201000001DE000008CDB1EFAEE9DC1F726D.png" xlink:type="simple" xlink:show="embed" xlink:actuate="onLoad"/></draw:frame></text:p>
      <text:p text:style-name="P34">4. Zmienne, stałe, <text:span text:style-name="T39">tablice</text:span></text:p>
      <text:p text:style-name="P8"><text:s/></text:p>
      <text:p text:style-name="P11">Tablice:</text:p>
      <text:list xml:id="list8003407277244165221" text:style-name="L1">
        <text:list-item>
          <text:p text:style-name="P37">szachownica – jest to <text:span text:style-name="T38">globalna</text:span> tablica <text:span text:style-name="T37">dwuwymiarowa o rozmiarze 8x8</text:span>, której dane obrazuj<text:span text:style-name="T50">ą</text:span> aktualny wygląd rozgrywki, czyli położenie konika(znak X), kolejność wskakiwania na poprzednie wybrane pola oraz aktualne możliwości ruchów, <text:span text:style-name="T36">Typ : int</text:span></text:p>
        </text:list-item>
        <text:list-item>
          <text:p text:style-name="P38">skoki – <text:span text:style-name="T37">jest to globalna tablica dwuwymiarowa o rozmiarze 8x2 przechowująca współrzędne pola na które, może zostać wykonany ruch, dzięki jej zastosowaniu program nie musi wielokrotnie obliczać tychże współrzędnych, które są niezbędne w wielu funkcjach, pozwala to na wydajniejsze działanie programu, Typ : int</text:span></text:p>
        </text:list-item>
      </text:list>
      <text:p text:style-name="P12">Zmienne:</text:p>
      <text:list xml:id="list8153661837320124924" text:style-name="L2">
        <text:list-item>
          <text:p text:style-name="P39">wiersz – <text:span text:style-name="T40">globalna zmienna</text:span> zawiera<text:span text:style-name="T40">jąca </text:span>współrzędną wiersza, w którym znajduje się aktualnie konik, <text:span text:style-name="T42">Typ: int</text:span></text:p>
        </text:list-item>
        <text:list-item>
          <text:p text:style-name="P40">kolumna – <text:span text:style-name="T40">globalna zmienna</text:span> zawiera<text:span text:style-name="T40">jąca </text:span>współrzędną <text:span text:style-name="T40">kolumny</text:span>, w którym znajduje się aktualnie konik, <text:span text:style-name="T42">Typ: int</text:span></text:p>
        </text:list-item>
      </text:list>
      <text:list xml:id="list2909697104420016085" text:style-name="L3">
        <text:list-item>
          <text:p text:style-name="P41">tura – <text:span text:style-name="T41">globalna zmienna zawierająca informację o aktualnej turze, Typ: int</text:span></text:p>
        </text:list-item>
        <text:list-item>
          <text:p text:style-name="P41">ruchy – <text:span text:style-name="T42">globalna zmienna zawierająca ilość możliwych ruchów, Typ: int </text:span></text:p>
        </text:list-item>
        <text:list-item>
          <text:p text:style-name="P42">i – <text:span text:style-name="T43">zmienna lokalna wykorzystywana jako licznik aktualnego wiersza tablicy w funkcjach: wypisz, czyszc tablice, Typ: int</text:span></text:p>
        </text:list-item>
      </text:list>
      <text:p text:style-name="P9"/>
      <text:list xml:id="list211704199914108" text:continue-numbering="true" text:style-name="L3">
        <text:list-item>
          <text:p text:style-name="P42"><text:soft-page-break/>j – <text:span text:style-name="T44">zmienna lokalna wykorzystywana jako licznik aktualnej kolumny tablicy w funkcjach: wypisz, czysc_tablice, Typ: int</text:span></text:p>
        </text:list-item>
        <text:list-item>
          <text:p text:style-name="P42">x – <text:span text:style-name="T45">zmienna lokalna w funkcjach: wykonaj_ruch, mozliwe_ruchy zawierająca numer wiersza potencjalnego pola, na które można wykonać ruch, Typ: int</text:span></text:p>
        </text:list-item>
        <text:list-item>
          <text:p text:style-name="P42">y – <text:span text:style-name="T46">zmienna lokalna w funkcjach: wykonaj_ruch, mozliwe_ruchy zawierająca numer kolumny potencjalnego pola, na które można wykonać ruch, Typ: int</text:span></text:p>
        </text:list-item>
        <text:list-item>
          <text:p text:style-name="P42">poprawne – <text:span text:style-name="T47">zmienna lokalna w funkcji wykonaj_ruch, zawierająca informację o poprawności wyboru kolejnego pola, umożliwia ona wyjście z pętli, Typ: _Bool</text:span></text:p>
        </text:list-item>
      </text:list>
      <text:p text:style-name="P5"/>
      <text:p text:style-name="P4"/>
      <text:p text:style-name="P16">5. Funkcje</text:p>
      <text:p text:style-name="P45"/>
      <text:list xml:id="list3744182694930476762" text:style-name="L4">
        <text:list-item>
          <text:p text:style-name="P46">czysc_tablice – <text:span text:style-name="T52">w celu zachowania estetycznego wyglądu wypisywanego interfejsu <text:s/>konieczne jest, aby każde pole wypisywanej szachownicy miało taką samą szerokość, natomiast znak null, <text:s/>w zależności od systemu jest pomijany lub wypisywany jako odstęp, zatem dla zapewnienia odpowiedniego wyglądu, tablica szachownica, na początku rozgrywki jest wypełniana znakiem ‘ ‘ - spacją, funkcja ta umożliwia również zresetowanie danych w tablicy do rozpoczęcia kolejnej rozgrywki</text:span></text:p>
        </text:list-item>
        <text:list-item>
          <text:p text:style-name="P47">wypisz – <text:span text:style-name="T49">funkcja ta najpierw czyści konsolę ze wszystkich znaków, dzięki użyciu preprocesora, <text:s/>w zależności od systemu operacyjnego – opartego na </text:span><text:soft-page-break/><text:span text:style-name="T49">unixie alb windowsa używa innej komendy, wypisuje ona również informacje o numerze tury, przedstawiony za pomocą znaków ascii wygląd szachownicy – wraz z kolejnością wskakiwania na poszczególne pola oraz możliwościami kolejnych ruchów, dane z tablicy szachownica w zależności od wartości danej: wartości poniżej 128 wypisywane są jako char, a od 128 i wzwyż jako liczby całkowite zmniejszone o 128 w celu uniknięcia mieszania liczb całkowitych ze znakami ascii</text:span></text:p>
        </text:list-item>
        <text:list-item>
          <text:p text:style-name="P47">mozliwe_ruchy – <text:span text:style-name="T51">zadaniem tej funkcji jest odnalezienie poprawnych ruchów dla danej pozycji konika, zeruje ona zmienną ruchy, a następnie za pomocą zmiennych globalnych oblicza ona potencjalne współrzędne wiersza oraz kolumny i sprawdza czy spełniają one warunki: leżą wewnątrz tablicy oraz czy konik nie znajdował się wcześniej na tym polu czyli ma ono wartość domyślną w tablicy szachownica – spację, w przypadku spełnienia warunków, współrzędne zapisywane są w tablicy skoki oraz w sprawdzone pole tablicy szachownicy zostaje wpisany znak odpowiadający temu ruchowi(t, y, g, h, b, n, v, m) dodatkowo zostaje zwiększona o 1 zmienna ruchy, czynność powtarza się 8 razy, gdyż jest 8 różnych możliwości ruchów, na koniec funkcja zwraca ilość ruchów, dzięki temu można ją wykorzystać jako warunek w pętli while – gra będzie trwała aż do braku możliwych ruchów</text:span></text:p>
        </text:list-item>
        <text:list-item>
          <text:p text:style-name="P47">wykonaj_ruch – <text:span text:style-name="T53">funkcja ta zajmuje się wykonaniem czynności prowadzącym do wykonania ruchu, pobiera ona znak dopóki będzie on symbolizował wykonywalny ruch, jest to możliwe gdy pole o tablicy szachownica o współrzędnych dla tego ruchu jest </text:span><text:soft-page-break/><text:span text:style-name="T53">wypełnione tym samym znakiem, który został wpisany przez użytkownika i dzięki instrukcji switch wpierw funkcja odczytuje współrzędne tego punktu, zapisuje je w zmiennych x i y, a następnie sprawdza wyżej wymienione pole czy znajduje się w nim odpowiedni znak, w razie pozytywnego sprawdzenia do boolowskiej zmiennej poprawne zostaje przypisane 1, co pozwala zakończyć pętle pobierającą znaki, a następnie zostaje wykonywany ruch: w wybrane pole szachownicy zostaje wpisany znak ‘X’ symbolizujący konika, wykonywana jest funkcja czysc_skoki aby wyczyścić znaki (t,y,g,h,b,n,v,m) z tablicy, do poprzedniego pola wpisywana jest wartość aktualnej tury zwiększona o 128 oraz zmieniane są globalne współrzędne wiersza i kolumny, na których znajduje się konik</text:span></text:p>
        </text:list-item>
        <text:list-item>
          <text:p text:style-name="P47">czysc_skoki – <text:span text:style-name="T54">zadaniem tej funkcji jest usuwanie z tablicy szachownica znaków (t,y,g,h,b,n,v,m), które świadczyły o możliwości wykonania ruchu, wykorzystując współrzędne z tablicy skoki sprawdza ona czy na potencjalnych polach tablicy szachownica znajdują się znaki odpowiadające danej możliwości ruchu, jeśli tak to w pole to zostaje wpisana wartość ‘ ‘ znacząca o braku wykonania ruchu na to pole</text:span></text:p>
        </text:list-item>
      </text:list>
      <text:p text:style-name="P4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48">6</text:span>. Testowanie</text:p>
      <text:p text:style-name="P17"/>
      <text:p text:style-name="P10">Program testowałem poprzez wpisywanie <text:span text:style-name="T57">różnych danych dla</text:span> pól początkowych<text:span text:style-name="T57">(poprawnych i nie)</text:span> oraz wykonywanie najróżniejszych kombinacji ruchów po szachownicy, <text:span text:style-name="T56">oraz wpisywaniu znaków, które nie odpowiadają żadnemu ruchowi.</text:span></text:p>
      <text:p text:style-name="P19"/>
      <text:p text:style-name="P17"/>
      <text:p text:style-name="P16"><text:span text:style-name="T48">7</text:span>. Odstępstwa</text:p>
      <text:p text:style-name="P4"/>
      <text:p text:style-name="P7"/>
      <text:p text:style-name="P6">W trakcie <text:span text:style-name="T78">wykonywania ruchu jest możliwe wpisanie kilku klawiszy ruchu</text:span> naraz np. tgh, w przypadku odpowiedniego położenia konika mogą się wykonać np. 3 ruchy naraz. <text:span text:style-name="T55">Wynika to ze sposobu działania funkcji getchar. Nie wpływa to szczególnie na działanie programu, a nawet może być użyteczne do wykonywania wielu ruchów naraz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49M55S</meta:editing-duration>
    <meta:editing-cycles>338</meta:editing-cycles>
    <meta:generator>LibreOffice/5.2.1.2$Windows_X86_64 LibreOffice_project/31dd62db80d4e60af04904455ec9c9219178d620</meta:generator>
    <dc:date>2016-11-14T21:16:55.194000000</dc:date>
    <meta:document-statistic meta:table-count="0" meta:image-count="2" meta:object-count="0" meta:page-count="12" meta:paragraph-count="57" meta:word-count="1304" meta:character-count="9136" meta:non-whitespace-character-count="7871"/>
    <meta:user-defined meta:name="Info 1"/>
    <meta:user-defined meta:name="Info 2"/>
    <meta:user-defined meta:name="Info 3"/>
    <meta:user-defined meta:name="Info 4"/>
  </office:meta>
</office:document-meta>
</file>